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6ad79" officeooo:paragraph-rsid="0006ad79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6ad79" officeooo:paragraph-rsid="0006ad7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6ad79" officeooo:paragraph-rsid="0006ad7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officeooo:rsid="0013f941" officeooo:paragraph-rsid="0009bb93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officeooo:rsid="0013f941" officeooo:paragraph-rsid="0009bb93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fo:font-weight="normal" officeooo:rsid="0009bb93" officeooo:paragraph-rsid="0009bb9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officeooo:rsid="0006ad79" officeooo:paragraph-rsid="0006ad79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ff" fo:font-size="12pt" officeooo:rsid="0006ad79" officeooo:paragraph-rsid="0006ad7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ff" fo:font-size="12pt" officeooo:rsid="0007f941" officeooo:paragraph-rsid="0007f94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ff" fo:font-size="12pt" fo:font-style="normal" officeooo:rsid="0007f941" officeooo:paragraph-rsid="0007f941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0000ff" fo:font-size="12pt" fo:font-style="normal" officeooo:rsid="0009bb93" officeooo:paragraph-rsid="0009bb93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ff" fo:font-size="12pt" fo:font-style="normal" officeooo:rsid="0013f941" officeooo:paragraph-rsid="0009bb93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3f941" officeooo:paragraph-rsid="0009bb93" style:font-size-asian="12pt" style:font-style-asian="normal" style:font-size-complex="12pt" style:font-style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font-name="Liberation Serif" fo:font-style="normal" style:font-style-asian="normal" style:font-style-complex="normal"/>
    </style:style>
    <style:style style:name="T5" style:family="text">
      <style:text-properties style:font-name="Liberation Serif" fo:font-style="normal" officeooo:rsid="0007f941" style:font-style-asian="normal" style:font-style-complex="normal"/>
    </style:style>
    <style:style style:name="T6" style:family="text">
      <style:text-properties style:font-name="Liberation Serif" officeooo:rsid="0009bb93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fo:color="#000000" style:font-name="Liberation Serif"/>
    </style:style>
    <style:style style:name="T9" style:family="text">
      <style:text-properties fo:color="#000000" style:font-name="Liberation Serif" fo:font-style="normal" style:font-style-asian="normal" style:font-style-complex="normal"/>
    </style:style>
    <style:style style:name="T10" style:family="text">
      <style:text-properties fo:color="#000000" style:font-name="Liberation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000000" style:font-name="Liberation Serif" fo:font-style="italic" style:font-style-asian="italic" style:font-style-complex="italic"/>
    </style:style>
    <style:style style:name="T12" style:family="text">
      <style:text-properties fo:color="#000000" style:font-name="Liberation Serif" fo:font-style="italic" officeooo:rsid="0009bb93" style:font-style-asian="italic" style:font-style-complex="italic"/>
    </style:style>
    <style:style style:name="T13" style:family="text">
      <style:text-properties fo:color="#000000" style:font-name="Liberation Serif" officeooo:rsid="0009bb93"/>
    </style:style>
    <style:style style:name="T14" style:family="text">
      <style:text-properties fo:color="#000000" style:font-name="Liberation Serif" fo:font-weight="bold" style:font-weight-asian="bold" style:font-weight-complex="bold"/>
    </style:style>
    <style:style style:name="T15" style:family="text">
      <style:text-properties officeooo:rsid="0009bb93"/>
    </style:style>
    <style:style style:name="T16" style:family="text">
      <style:text-properties fo:color="#ff3333" style:font-name="Liberation Serif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E en OEUVRE de la CAM<text:span text:style-name="T1">É</text:span><text:span text:style-name="T2">RA du Rpi3</text:span></text:p>
      <text:p text:style-name="P2"/>
      <text:p text:style-name="P2">RPi3 sous Jessie (Debian) et PC client sous Linux</text:p>
      <text:p text:style-name="P2"/>
      <text:p text:style-name="P2"><text:span text:style-name="T2">=-=-=-=-=-=-=</text:span></text:p>
      <text:p text:style-name="P3"/>
      <text:p text:style-name="P7"><text:span text:style-name="T2">M</text:span><text:span text:style-name="T1">É</text:span><text:span text:style-name="T2">THODE GSTREAMER :</text:span></text:p>
      <text:p text:style-name="P7"/>
      <text:p text:style-name="P3"><text:span text:style-name="T6">I</text:span><text:span text:style-name="T2">-</text:span><text:span text:style-name="T7"> Installer gstreamer1.0 dans le Rpi3 et le PC client</text:span><text:span text:style-name="T2"> :</text:span></text:p>
      <text:p text:style-name="P3"/>
      <text:p text:style-name="P3"><text:span text:style-name="T2">* Ouvrir Synaptic ( si ce gestionnaire de paquets n'est pas installé taper dans les Terminaux du Rpi3 et du PC client )<text:tab/></text:span><text:span text:style-name="T3">sudo apt-get install synaptic</text:span></text:p>
      <text:p text:style-name="P3"/>
      <text:p text:style-name="P3"><text:span text:style-name="T3">* </text:span><text:span text:style-name="T4">Si Synaptic est installé, dans les Terminaux taper</text:span><text:span text:style-name="T3"> <text:tab/><text:tab/>sudo apt-get update</text:span></text:p>
      <text:p text:style-name="P3"/>
      <text:p text:style-name="P3"><text:span text:style-name="T3"><text:tab/>- </text:span><text:span text:style-name="T4">Cliquer sur</text:span><text:span text:style-name="T3"> Rechercher,</text:span></text:p>
      <text:p text:style-name="P3"><text:span text:style-name="T3"><text:tab/>- </text:span><text:span text:style-name="T4">Dans la fenêtre qui apparaît taper</text:span><text:span text:style-name="T3"> gstreamer1.0 </text:span><text:span text:style-name="T4">puis cliquer sur </text:span><text:span text:style-name="T3">Rechercher,</text:span></text:p>
      <text:p text:style-name="P3"><text:span text:style-name="T3">- </text:span><text:span text:style-name="T4">Dans la liste des paquets qui apparaît</text:span><text:span text:style-name="T3">, </text:span><text:span text:style-name="T4">les paquets déjà installés sont signalés par un petit carré</text:span><text:span text:style-name="T3"> </text:span><text:span text:style-name="T4">vert,</text:span></text:p>
      <text:p text:style-name="P3"><text:span text:style-name="T4">- Les paquets suivants doivent être installés de façon exhaustive :</text:span></text:p>
      <text:p text:style-name="P3"/>
      <text:p text:style-name="P8"><text:span text:style-name="T4">- gstreamer1.0-alsa</text:span></text:p>
      <text:p text:style-name="P8"><text:span text:style-name="T4">- gstreamer1.0-clutter-3.0</text:span></text:p>
      <text:p text:style-name="P8"><text:span text:style-name="T4">- gstreamer1.0-libav</text:span></text:p>
      <text:p text:style-name="P8"><text:span text:style-name="T4">- gstreamer1.0-nice</text:span></text:p>
      <text:p text:style-name="P8"><text:span text:style-name="T4">- </text:span><text:span text:style-name="T5">gstreamer1.0-plugins-bad</text:span></text:p>
      <text:p text:style-name="P8"><text:span text:style-name="T5">- gstreamer1.0-plugins-base</text:span></text:p>
      <text:p text:style-name="P8"><text:span text:style-name="T5">- gstreamer1.0-good</text:span></text:p>
      <text:p text:style-name="P8"><text:span text:style-name="T5">- gstreamer1.0-ugly</text:span></text:p>
      <text:p text:style-name="P8"><text:span text:style-name="T5">- gstreamer1.0-tools</text:span></text:p>
      <text:p text:style-name="P8"><text:span text:style-name="T5">- gstreamer1.0-x</text:span></text:p>
      <text:p text:style-name="P8"><text:span text:style-name="T5">- libgstreamer1.0-0</text:span></text:p>
      <text:p text:style-name="P8"/>
      <text:p text:style-name="P9"><text:span text:style-name="T10">Pour installer un paquet</text:span><text:span text:style-name="T9"> :</text:span></text:p>
      <text:p text:style-name="P9"/>
      <text:p text:style-name="P9"><text:span text:style-name="T9"><text:tab/>* Sélectionner le paquet,</text:span></text:p>
      <text:p text:style-name="P9"><text:span text:style-name="T9"><text:tab/>* Dans la fenêtre « Prévoir d'effectuer d'autres changements » cliquer sur </text:span><text:span text:style-name="T11">A installer</text:span><text:span text:style-name="T9"> puis sur <text:tab/> <text:s text:c="2"/></text:span><text:span text:style-name="T11">Ajouter à la sélection,</text:span></text:p>
      <text:p text:style-name="P10"><text:span text:style-name="T8"><text:tab/>* Cliquer sur </text:span><text:span text:style-name="T11">Appliquer </text:span><text:span text:style-name="T8">( dans la ligne en haut à côté de </text:span><text:span text:style-name="T13">Propriétés</text:span><text:span text:style-name="T8">),</text:span></text:p>
      <text:p text:style-name="P10"><text:span text:style-name="T8"><text:tab/>* Dans la fenêtre qui apparaît « Appliquer les modifications suivantes ? » cliquer sur <text:tab/> <text:s text:c="2"/><text:tab/> <text:s text:c="2"/></text:span><text:span text:style-name="T11">Installer </text:span><text:span text:style-name="T8">puis sur </text:span><text:span text:style-name="T11">Appliquer</text:span><text:span text:style-name="T8">.</text:span></text:p>
      <text:p text:style-name="P10"/>
      <text:p text:style-name="P10"><text:span text:style-name="T8">Remarques :</text:span></text:p>
      <text:p text:style-name="P10"/>
      <text:p text:style-name="P10"><text:span text:style-name="T8">1°- Dans le cas où on vous signale que pour une liste de paquets certains sont cassés, </text:span><text:span text:style-name="T13">aller dans « Edition » et cliquer sur </text:span><text:span text:style-name="T12">Réparer les paquets cassés.</text:span></text:p>
      <text:p text:style-name="P10"/>
      <text:p text:style-name="P11"><text:span text:style-name="T8">2°- Si dans le petit carré vert d'un paquet installé il y a un astérisque ou une autre marque jaune, sélectionner ce paquet et le mettre à jour.</text:span></text:p>
      <text:p text:style-name="P11"/>
      <text:p text:style-name="P11"/>
      <text:p text:style-name="P11"/>
      <text:p text:style-name="P11"><text:soft-page-break/><text:span text:style-name="T8">II- </text:span><text:span text:style-name="T14">Mise en service de la caméra et capture de la vidéo</text:span><text:span text:style-name="T8"> :</text:span></text:p>
      <text:p text:style-name="P11"/>
      <text:p text:style-name="P13"><text:span text:style-name="T15">2-1</text:span> <text:s/>Installer les fichiers « Lignes de commande » :</text:p>
      <text:p text:style-name="P4"/>
      <text:p text:style-name="P5"><text:span text:style-name="T3"><text:tab/>* </text:span><text:span text:style-name="T2">Sur le bureau du PC client :</text:span><text:span text:style-name="T3"><text:tab/><text:tab/>GST Cde camera sur PC client.odt</text:span></text:p>
      <text:p text:style-name="P5"><text:span text:style-name="T2"><text:tab/>* Sur le bureau du Rpi3 :<text:tab/><text:tab/></text:span><text:span text:style-name="T3">GST Cde sur Rpi3 de la came</text:span><text:span text:style-name="T2">ra</text:span><text:span text:style-name="T3">.odt</text:span></text:p>
      <text:p text:style-name="P5"/>
      <text:p text:style-name="P5"><text:span text:style-name="T16">Important</text:span><text:span text:style-name="T2"> : vérifier que l'adresse IP est bien celle du Rpi3 dans les 2 cas.</text:span></text:p>
      <text:p text:style-name="P5"/>
      <text:p text:style-name="P13"><text:span text:style-name="T15">2-2 <text:s/></text:span>Sur le Rpi3 :</text:p>
      <text:p text:style-name="P5"/>
      <text:p text:style-name="P5"><text:span text:style-name="T2">* Ouvrir </text:span><text:span text:style-name="T3">GST Cde sur Rpi3 de la camera .odt </text:span><text:span text:style-name="T2">et </text:span><text:span text:style-name="T7">copier</text:span><text:span text:style-name="T2"> la ligne de cde.</text:span></text:p>
      <text:p text:style-name="P5"><text:span text:style-name="T2">* Dans le Terminal du Rpi3 </text:span><text:span text:style-name="T7">coller</text:span><text:span text:style-name="T2"> cette ligne de cde. </text:span><text:span text:style-name="T6">La diode rouge de la caméra s'allume.</text:span></text:p>
      <text:p text:style-name="P5"/>
      <text:p text:style-name="P13"><text:span text:style-name="T15">2-3 <text:s/></text:span>Sur le PC client :</text:p>
      <text:p text:style-name="P5"/>
      <text:p text:style-name="P5"><text:span text:style-name="T2">* Ouvrir </text:span><text:span text:style-name="T3">GST Cde camera sur PC client.odt </text:span><text:span text:style-name="T2">et </text:span><text:span text:style-name="T7">copier</text:span><text:span text:style-name="T2"> la ligne de cde.</text:span></text:p>
      <text:p text:style-name="P5"><text:span text:style-name="T3">* </text:span><text:span text:style-name="T2">Dans le Terminal du PC client </text:span><text:span text:style-name="T7">coller</text:span><text:span text:style-name="T2"> cette ligne de cde</text:span></text:p>
      <text:p text:style-name="P5"><text:span text:style-name="T2">* </text:span><text:span text:style-name="T3">Enter</text:span></text:p>
      <text:p text:style-name="P5"/>
      <text:p text:style-name="P5"><text:span text:style-name="T2">Déroulement de lignes de </text:span><text:span text:style-name="T6">programmme</text:span><text:span text:style-name="T2"> dans le Terminal puis un écran vidéo s'affiche avec une image </text:span><text:span text:style-name="T7">pratiquement sans latence.</text:span></text:p>
      <text:p text:style-name="P5"/>
      <text:p text:style-name="P5"/>
      <text:p text:style-name="P6"><text:span text:style-name="T2">=-=-=-=-=-=-=</text:span></text:p>
      <text:p text:style-name="P12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7-05-22T13:38:11.791729441</meta:creation-date>
    <dc:date>2017-05-22T14:22:34.251162316</dc:date>
    <dc:creator>papy56 </dc:creator>
    <meta:editing-duration>PT29M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44" meta:word-count="419" meta:character-count="2365" meta:non-whitespace-character-count="1963"/>
  </office:meta>
</office:document-meta>
</file>